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2pt" style:text-underline-style="none" fo:font-weight="normal" style:font-size-asian="10.5pt" style:font-weight-asian="normal" style:font-size-complex="12pt" style:font-weight-complex="normal"/>
    </style:style>
    <style:style style:name="P6"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list-style-name="L1">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forme laboratorio 3 : navier-stoke en gpu.</text:p>
      <text:p text:style-name="P1"/>
      <text:p text:style-name="Standard">El objetivo de este laboratorio fue la implementación de mejoras sobre un código base de una simulación de fluido de navier-stoke para que corra sobre una gpu (nvidia) utilizando las extensiones/api <text:span text:style-name="T1">cuda</text:span>. Para la implementación del lin_solve se utiliza la tecnica <text:span text:style-name="T1">red-black gauss-sidel.</text:span></text:p>
      <text:p text:style-name="P1"/>
      <text:p text:style-name="P3">Optimizaciones</text:p>
      <text:p text:style-name="P3"/>
      <text:p text:style-name="P5">Para llevar a cabo la mayor cantidad de operaciones en la gpu se cambiarion las funciones <text:span text:style-name="T2">allocate_data, clear_data </text:span><text:span text:style-name="T3">y </text:span><text:span text:style-name="T2">free_data, </text:span><text:span text:style-name="T3">definidas en los modulos </text:span><text:span text:style-name="T4">headless.cu</text:span><text:span text:style-name="T3"> y</text:span><text:span text:style-name="T4"> demo.cu</text:span><text:span text:style-name="T2">, </text:span><text:span text:style-name="T3">para que toda la memoria utilizada para la simulación estuviera alojada en la placa. Para esta reestructuracion se utilizaron las funciones </text:span><text:span text:style-name="T2">cudaMalloc, cudaMemset </text:span><text:span text:style-name="T3">y</text:span><text:span text:style-name="T2"> cudaFree, </text:span><text:span text:style-name="T3">junto a la funcion </text:span><text:span text:style-name="T2">cutilSafeCall </text:span><text:span text:style-name="T3">para el control de errores en cada llamada de las funciones anteriores. Caba aclarar que para la version con interfaz grafica se utilizo memoria auxiliar en la cpu que debia ser copiada desde la gpu para realizar el renderizado.</text:span></text:p>
      <text:p text:style-name="P2"/>
      <text:p text:style-name="P2">La funciones <text:span text:style-name="T2">dens_step, vel_step </text:span>y<text:span text:style-name="T2"> diffuse</text:span> se mantuvieron inalteradas, es decir, las optimizaciones se realizaron sobre las funciones <text:span text:style-name="T2">lin_solve, advect, set_bound, add_source, project </text:span>y<text:span text:style-name="T2"> react,</text:span> manteniendo intacta su interfaz. En general, en este ultimo grupo de funciones, primero se define la configuracion de hilos (bloques y grilla) a utilizar y luego se utilizaban funciones auxiliares (definadas con la keyword <text:span text:style-name="T2">__global__</text:span>), comunmente llamadas <text:span text:style-name="T2">kernels,</text:span> que corren en la gpu.</text:p>
      <text:p text:style-name="P2">En general, se controla que no haya ocurrido ningun error en la gpu (con el macro <text:span text:style-name="T2">CUT_CHECK_ERROR</text:span>), y cuando es necesario se sincronizan la cpu con la gpu (llamando <text:span text:style-name="T2">cudaDeviceSynchronize</text:span>).</text:p>
      <text:p text:style-name="P2"/>
      <text:p text:style-name="P2">En la funcion <text:span text:style-name="T2">lin_solve</text:span> primero se define la configuracion de hilos, y luego en el cuerpo del loop (de k=20 iteraciones) se llama al kernel <text:span text:style-name="T2">lin_solve_update_cell</text:span> (funcion parametrizada con templates de c++) dos veces, primero para actualizar las celdas rojas y luego para las negras. Estas llamadas, por default, se ejecutan secuencialmente en la gpu, y finalmente se llama a la funcion <text:span text:style-name="T2">set_bnd. </text:span>Antes de llamar a esta ultima, se controla errores en la gpu y se hace la sincronización cpu-gpu.</text:p>
      <text:p text:style-name="P2">Se realizaron dos implementaciones del lin_solve :</text:p>
      <text:list xml:id="list538452565" text:style-name="L1">
        <text:list-item>
          <text:p text:style-name="P7"><text:span text:style-name="T1">Mapeo un hilo por cada celda del tablero</text:span> (no incluye el borde) : en cada llamada al kernel solo se ejecuta la mitad de los hilos que corresponde al color a actualizar<text:note text:id="ftn0" text:note-class="footnote"><text:note-citation>1</text:note-citation><text:note-body><text:p text:style-name="P2">En las orillas si NxN no es divisible por el tamaño del bloque puede llegar a utilizarse menos hilos.</text:p></text:note-body></text:note>, mientras que la otra mitad no realiza trabajo alguno.</text:p>
        </text:list-item>
        <text:list-item>
          <text:p text:style-name="P7"><text:span text:style-name="T1">Mapeo un hilo por cada celda a actualizar </text:span>: cada hilo actualiza una celda, lo que implica que se utilizan la mitad de los hilos usados en la versión 1) . Esto trae aparejado un aumento en la performance.</text:p>
        </text:list-item>
      </text:list>
      <text:p text:style-name="P2"/>
      <text:p text:style-name="P2">Para la funcion <text:span text:style-name="T2">set_bnd</text:span> se utilizan dos kernels. Primero se ejecuta <text:span text:style-name="T2">set_bnd_edges_kernel </text:span>que actualiza la celdas del borde (sin las esquinas) utilizando un hilo por dato (i.e. 4*N hilos), y luego se ejecuta <text:span text:style-name="T2">set_bnd_corners_kernel </text:span>que actualiza las esquinas, finalmente se controla errores, y se sincroniza gpu-cpu. </text:p>
      <text:p text:style-name="P2"/>
      <text:p text:style-name="P2">Para las funciones <text:span text:style-name="T2">add_source</text:span> (usa <text:span text:style-name="T2">add_source_kernel</text:span>) y <text:span text:style-name="T2">advect</text:span> (usa <text:span text:style-name="T2">advect_kernel, y set_bnd</text:span>) se utilizo un mapeo de un hilo por celda, con control de errores y sincronización gpu-cpu.</text:p>
      <text:p text:style-name="P2"/>
      <text:p text:style-name="P2">En la funcion <text:span text:style-name="T2">project</text:span> se utilizan dos kernels <text:span text:style-name="T2">project_update_div_and_p_cell </text:span>y <text:span text:style-name="T2">project_update_u_and_v_cell </text:span>(con control de errores y sincronización gpu-cpu), con un mapeo de un hilo por celda. Tambien se llama a las funciones <text:span text:style-name="T2">set_bnd</text:span> y<text:span text:style-name="T2"> lin_solve.</text:span></text:p>
      <text:p text:style-name="P2"><text:soft-page-break/>Para la funcion <text:span text:style-name="T2">react</text:span>, intente implementar una kernel para reducir los maximos pero fracase en el intento porque no encontraba una forma de hacer un <text:span text:style-name="T2">atomicMax</text:span> sobre tipo de datos float. Finalmente utilice la librería <text:span text:style-name="T1">thrust</text:span><text:span text:style-name="T1"><text:note text:id="ftn1" text:note-class="footnote"><text:note-citation>2</text:note-citation><text:note-body><text:p text:style-name="Footnote">Link : <text:a xlink:type="simple" xlink:href="http://thrust.github.com/">http://thrust.github.com/</text:a></text:p></text:note-body></text:note></text:span><text:span text:style-name="T1"> </text:span>que viene con soporte para la reduccion del maximo sobre gpu. Para calcular el maximo u*u + v*v, se utiliza memoria auxiliar en la gpu en donde kernel <text:span text:style-name="T2">velocity2 </text:span>realiza el calculo de u*u + v*v. Con la funcion <text:span text:style-name="T2">thrust::max_element se </text:span>reducen los maximos. Finalmente, se utilice <text:span text:style-name="T2">cudaMemset</text:span> para inicializar las matrices u, v y d a 0, y el kernel <text:span text:style-name="T2">init_u_v_d </text:span>para setear valores iniciales de u, v y d en funcion de los maximos calculados previamente.</text:p>
      <text:p text:style-name="P2"/>
      <text:p text:style-name="P4">Resultados obten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9:38:02</meta:creation-date>
    <meta:generator>LibreOffice/3.5$Linux_x86 LibreOffice_project/350m1$Build-2</meta:generator>
    <dc:date>2013-03-22T21:32:27</dc:date>
    <meta:editing-duration>PT10H16M43S</meta:editing-duration>
    <meta:editing-cycles>13</meta:editing-cycles>
    <meta:document-statistic meta:table-count="0" meta:image-count="0" meta:object-count="0" meta:page-count="2" meta:paragraph-count="17" meta:word-count="665" meta:character-count="4163" meta:non-whitespace-character-count="3519"/>
  </office:meta>
</office:document-meta>
</file>